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3" calcext:value-type="float">
            <text:p>3,0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2" calcext:value-type="float">
            <text:p>1,2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4" calcext:value-type="float">
            <text:p>0,4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8" calcext:value-type="float">
            <text:p>0,8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0.2" calcext:value-type="float">
            <text:p>0,2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1.6" calcext:value-type="float">
            <text:p>1,6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6" calcext:value-type="float">
            <text:p>0,6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" calcext:value-type="float">
            <text:p>0,0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" calcext:value-type="float">
            <text:p>0,0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" calcext:value-type="float">
            <text:p>0,0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6" calcext:value-type="float">
            <text:p>0,6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1.3" calcext:value-type="float">
            <text:p>1,3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" calcext:value-type="float">
            <text:p>0,0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office:value-type="float" office:value="0.4" calcext:value-type="float">
            <text:p>0,4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4.9" calcext:value-type="float">
            <text:p>4,9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47:04.664074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21:48.613046987</dc:date>
    <meta:editing-duration>PT28M55S</meta:editing-duration>
    <meta:editing-cycles>7</meta:editing-cycles>
    <meta:generator>LibreOffice/5.1.6.2$Linux_X86_64 LibreOffice_project/10m0$Build-2</meta:generator>
    <meta:document-statistic meta:table-count="1" meta:cell-count="391" meta:object-count="0"/>
  </office:meta>
</office:document-meta>
</file>